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, Helvetica, san-serif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1" fo:font-size="10pt"/>
    </style:style>
    <style:style style:name="P2" style:family="paragraph" style:parent-style-name="Text_20_body" style:list-style-name="L1">
      <style:text-properties style:font-name="Arial1" fo:font-size="10pt"/>
    </style:style>
    <style:style style:name="P3" style:family="paragraph" style:parent-style-name="Text_20_body" style:list-style-name="L1">
      <style:text-properties style:font-name="Arial1" fo:font-size="10pt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Administrer entitet</text:h>
      <text:p text:style-name="P1">Entitet er en type objekter som blir administrert via en metadatabase og kan brukes til å modellere en mengde ulike elementer i systemet.</text:p>
      <text:p text:style-name="P1">Entiteter blir videre kategorisert i “enitet.kategori”.</text:p>
      <text:p text:style-name="P1">Hver “entitet.katigori” får automatisk generert en egen tabell i databasen.</text:p>
      <text:p text:style-name="P1">Man kan videre legge til valgfrie attributter av valgfri type til hver “entitet.kategori”.</text:p>
      <text:p text:style-name="P1">Eksempel på entitet:</text:p>
      <text:list text:style-name="L1">
        <text:list-item>
          <text:p text:style-name="P2">Anleggsregister</text:p>
        </text:list-item>
        <text:list-item>
          <text:p text:style-name="P2">Rapport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, Helvetica, san-serif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igurd Nes</meta:initial-creator>
    <meta:creation-date>2007-03-06T13:23:02</meta:creation-date>
    <dc:creator>Sigurd Nes</dc:creator>
    <dc:date>2007-04-07T19:00:38</dc:date>
    <dc:language>en-US</dc:language>
    <meta:editing-cycles>6</meta:editing-cycles>
    <meta:editing-duration>PT24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8" meta:word-count="59" meta:character-count="420"/>
  </office:meta>
</office:document-meta>
</file>